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pen Sans" svg:font-family="Open San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color="#073763" style:font-name="Open Sans" fo:font-size="24pt" style:font-name-asian="Open Sans" style:font-size-asian="24pt" style:font-name-complex="Open Sans" style:font-size-complex="24pt"/>
    </style:style>
    <style:style style:name="T1_2" style:family="text">
      <style:text-properties fo:color="#073763" style:font-name="Open Sans" fo:font-size="24pt" style:font-name-asian="Open Sans" style:font-size-asian="24pt" style:font-name-complex="Open Sans" style:font-size-complex="24pt"/>
    </style:style>
    <style:style style:name="T1_3" style:family="text">
      <style:text-properties fo:color="#073763" style:font-name="Open Sans" fo:font-size="24pt" style:font-name-asian="Open Sans" style:font-size-asian="24pt" style:font-name-complex="Open Sans" style:font-size-complex="24pt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color="#073763" style:font-name="Open Sans" fo:font-size="18pt" style:font-name-asian="Open Sans" style:font-size-asian="18pt" style:font-name-complex="Open Sans" style:font-size-complex="18pt"/>
    </style:style>
    <style:style style:name="P3" style:family="paragraph" style:parent-style-name="Standard">
      <style:paragraph-properties fo:break-before="auto" fo:line-height="115%" fo:margin-top="0cm" fo:margin-bottom="0cm" style:writing-mode="lr-tb"/>
    </style:style>
    <style:style style:name="T3_1" style:family="text">
      <style:text-properties fo:color="#073763" style:font-name="Open Sans" fo:font-size="18pt" style:font-name-asian="Open Sans" style:font-size-asian="18pt" style:font-name-complex="Open Sans" style:font-size-complex="18pt"/>
    </style:style>
    <style:style style:name="T3_2" style:family="text">
      <style:text-properties fo:color="#073763" style:font-name="Open Sans" fo:font-size="18pt" style:font-name-asian="Open Sans" style:font-size-asian="18pt" style:font-name-complex="Open Sans" style:font-size-complex="18pt"/>
    </style:style>
    <style:style style:name="P4" style:family="paragraph" style:parent-style-name="Standard">
      <style:paragraph-properties fo:break-before="auto" fo:text-indent="0cm" fo:line-height="115%" fo:margin-left="1.27cm" style:writing-mode="lr-tb"/>
    </style:style>
    <style:style style:name="T4_1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2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3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4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5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6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7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8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9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10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11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12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13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14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15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16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17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18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19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20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21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22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23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24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25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26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27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28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29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30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31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32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33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34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35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36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37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38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39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40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41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42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43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44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45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46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47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48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49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50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51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52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53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54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55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56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57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58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59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60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61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62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63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64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65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66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67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68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69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70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71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72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73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74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75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76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77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78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79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80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81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82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83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84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85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86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87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88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89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90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91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92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93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94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95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96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97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98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99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100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101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102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103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104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105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T4_106" style:family="text">
      <style:text-properties fo:color="#04213c" style:font-name="Open Sans" fo:font-size="12pt" style:font-name-asian="Open Sans" style:font-size-asian="12pt" style:font-name-complex="Open Sans" style:font-size-complex="12pt"/>
    </style:style>
    <style:style style:name="P5" style:family="paragraph" style:parent-style-name="Standard">
      <style:paragraph-properties fo:break-before="auto" fo:text-indent="0cm" fo:line-height="115%" fo:margin-left="0cm" style:writing-mode="lr-tb"/>
      <style:text-properties fo:color="#04213c" style:font-name="Open Sans" fo:font-size="12pt" style:font-name-asian="Open Sans" style:font-size-asian="12pt" style:font-name-complex="Open Sans" style:font-size-complex="12pt"/>
    </style:style>
    <style:style style:name="P6" style:family="paragraph" style:parent-style-name="Standard">
      <style:paragraph-properties fo:break-before="auto" fo:line-height="115%" fo:margin-top="0cm" fo:margin-bottom="0cm" style:writing-mode="lr-tb"/>
    </style:style>
    <style:style style:name="T6_1" style:family="text">
      <style:text-properties fo:color="#073763" style:font-name="Open Sans" fo:font-size="18pt" style:font-name-asian="Open Sans" style:font-size-asian="18pt" style:font-name-complex="Open Sans" style:font-size-complex="18pt"/>
    </style:style>
    <style:style style:name="T6_2" style:family="text">
      <style:text-properties fo:color="#073763" style:font-name="Open Sans" fo:font-size="18pt" style:font-name-asian="Open Sans" style:font-size-asian="18pt" style:font-name-complex="Open Sans" style:font-size-complex="18pt"/>
    </style:style>
    <style:style style:name="T6_3" style:family="text">
      <style:text-properties fo:color="#073763" style:font-name="Open Sans" fo:font-size="18pt" style:font-name-asian="Open Sans" style:font-size-asian="18pt" style:font-name-complex="Open Sans" style:font-size-complex="18pt"/>
    </style:style>
    <style:style style:name="T6_4" style:family="text">
      <style:text-properties fo:color="#073763" style:font-name="Open Sans" fo:font-size="18pt" style:font-name-asian="Open Sans" style:font-size-asian="18pt" style:font-name-complex="Open Sans" style:font-size-complex="18pt"/>
    </style:style>
    <style:style style:name="P7" style:family="paragraph" style:parent-style-name="Standard">
      <style:paragraph-properties fo:break-before="auto" fo:line-height="115%" style:writing-mode="lr-tb"/>
      <style:text-properties fo:color="#073763" style:font-name="Open Sans" fo:font-size="18pt" style:font-name-asian="Open Sans" style:font-size-asian="18pt" style:font-name-complex="Open Sans" style:font-size-complex="18pt"/>
    </style:style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T8_1" style:family="text">
      <style:text-properties fo:color="#073763" style:font-name="Open Sans" fo:font-size="18pt" style:font-name-asian="Open Sans" style:font-size-asian="18pt" style:font-name-complex="Open Sans" style:font-size-complex="18pt"/>
    </style:style>
    <style:style style:name="T8_2" style:family="text">
      <style:text-properties fo:color="#073763" style:font-name="Open Sans" fo:font-size="18pt" style:font-name-asian="Open Sans" style:font-size-asian="18pt" style:font-name-complex="Open Sans" style:font-size-complex="18pt"/>
    </style:style>
    <style:style style:name="T8_3" style:family="text">
      <style:text-properties fo:color="#073763" style:font-name="Open Sans" fo:font-size="18pt" style:font-name-asian="Open Sans" style:font-size-asian="18pt" style:font-name-complex="Open Sans" style:font-size-complex="18pt"/>
    </style:style>
    <style:style style:name="T8_4" style:family="text">
      <style:text-properties fo:color="#073763" style:font-name="Open Sans" fo:font-size="18pt" style:font-name-asian="Open Sans" style:font-size-asian="18pt" style:font-name-complex="Open Sans" style:font-size-complex="18pt"/>
    </style:style>
    <style:style style:name="T8_5" style:family="text">
      <style:text-properties fo:color="#073763" style:font-name="Open Sans" fo:font-size="18pt" style:font-name-asian="Open Sans" style:font-size-asian="18pt" style:font-name-complex="Open Sans" style:font-size-complex="18pt"/>
    </style:style>
    <style:style style:name="T8_6" style:family="text">
      <style:text-properties fo:color="#073763" style:font-name="Open Sans" fo:font-size="18pt" style:font-name-asian="Open Sans" style:font-size-asian="18pt" style:font-name-complex="Open Sans" style:font-size-complex="18pt"/>
    </style:style>
    <style:style style:name="T8_7" style:family="text">
      <style:text-properties fo:color="#073763" style:font-name="Open Sans" fo:font-size="18pt" style:font-name-asian="Open Sans" style:font-size-asian="18pt" style:font-name-complex="Open Sans" style:font-size-complex="18pt"/>
    </style:style>
    <style:style style:name="T8_8" style:family="text">
      <style:text-properties fo:color="#073763" style:font-name="Open Sans" fo:font-size="18pt" style:font-name-asian="Open Sans" style:font-size-asian="18pt" style:font-name-complex="Open Sans" style:font-size-complex="18pt"/>
    </style:style>
    <style:style style:name="T8_9" style:family="text">
      <style:text-properties fo:color="#073763" style:font-name="Open Sans" fo:font-size="18pt" style:font-name-asian="Open Sans" style:font-size-asian="18pt" style:font-name-complex="Open Sans" style:font-size-complex="18pt"/>
    </style:style>
    <style:style style:name="P9" style:family="paragraph" style:parent-style-name="Standard">
      <style:paragraph-properties fo:break-before="auto" fo:line-height="115%" style:writing-mode="lr-tb"/>
      <style:text-properties fo:color="#073763" style:font-name="Open Sans" fo:font-size="18pt" style:font-name-asian="Open Sans" style:font-size-asian="18pt" style:font-name-complex="Open Sans" style:font-size-complex="18pt"/>
    </style:style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>
      <style:text-properties fo:color="#073763" style:font-name="Open Sans" fo:font-size="18pt" style:font-name-asian="Open Sans" style:font-size-asian="18pt" style:font-name-complex="Open Sans" style:font-size-complex="18pt"/>
    </style:style>
    <style:style style:name="P11" style:family="paragraph" style:parent-style-name="Standard">
      <style:paragraph-properties fo:break-before="auto" fo:line-height="115%" style:writing-mode="lr-tb"/>
      <style:text-properties fo:color="#073763" style:font-name="Open Sans" fo:font-size="18pt" style:font-name-asian="Open Sans" style:font-size-asian="18pt" style:font-name-complex="Open Sans" style:font-size-complex="18pt"/>
    </style:style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>
      <style:text-properties fo:color="#073763" style:font-name="Open Sans" fo:font-size="18pt" style:font-name-asian="Open Sans" style:font-size-asian="18pt" style:font-name-complex="Open Sans" style:font-size-complex="18pt"/>
    </style:style>
    <style:style style:name="T12_2" style:family="text">
      <style:text-properties fo:color="#073763" style:font-name="Open Sans" fo:font-size="18pt" style:font-name-asian="Open Sans" style:font-size-asian="18pt" style:font-name-complex="Open Sans" style:font-size-complex="18pt"/>
    </style:style>
    <style:style style:name="T12_3" style:family="text">
      <style:text-properties fo:color="#073763" style:font-name="Open Sans" fo:font-size="18pt" style:font-name-asian="Open Sans" style:font-size-asian="18pt" style:font-name-complex="Open Sans" style:font-size-complex="18pt"/>
    </style:style>
    <style:style style:name="T12_4" style:family="text">
      <style:text-properties fo:color="#073763" style:font-name="Open Sans" fo:font-size="18pt" style:font-name-asian="Open Sans" style:font-size-asian="18pt" style:font-name-complex="Open Sans" style:font-size-complex="18pt"/>
    </style:style>
  </office:automatic-styles>
  <office:body>
    <office:text>
      <text:p text:style-name="P1"><text:span text:style-name="T1_1">Digitalizzazione</text:span><text:span text:style-name="T1_2"><text:s/></text:span><text:span text:style-name="T1_3">aziendale</text:span></text:p>
      <text:p text:style-name="P2"/>
      <text:list text:style-name="LS1" xml:id="list0">
        <text:list-item>
          <text:p text:style-name="P3"><text:span text:style-name="T3_1"><text:s/></text:span><text:span text:style-name="T3_2">Introduzione</text:span></text:p>
        </text:list-item>
      </text:list>
      <text:p text:style-name="P4"><text:span text:style-name="T4_1">La</text:span><text:span text:style-name="T4_2"><text:s/></text:span><text:span text:style-name="T4_3">gestione</text:span><text:span text:style-name="T4_4"><text:s/></text:span><text:span text:style-name="T4_5">dei</text:span><text:span text:style-name="T4_6"><text:s/></text:span><text:span text:style-name="T4_7">processi</text:span><text:span text:style-name="T4_8"><text:s/></text:span><text:span text:style-name="T4_9">aziendali</text:span><text:span text:style-name="T4_10"><text:s/></text:span><text:span text:style-name="T4_11">in</text:span><text:span text:style-name="T4_12"><text:s/></text:span><text:span text:style-name="T4_13">maniera</text:span><text:span text:style-name="T4_14"><text:s/></text:span><text:span text:style-name="T4_15">digitalizzata</text:span><text:span text:style-name="T4_16"><text:s/></text:span><text:span text:style-name="T4_17">è</text:span><text:span text:style-name="T4_18"><text:s/></text:span><text:span text:style-name="T4_19">un</text:span><text:span text:style-name="T4_20"><text:s/></text:span><text:span text:style-name="T4_21">passaggio</text:span><text:span text:style-name="T4_22"><text:s/></text:span><text:span text:style-name="T4_23">che</text:span><text:span text:style-name="T4_24"><text:s/></text:span><text:span text:style-name="T4_25">prima</text:span><text:span text:style-name="T4_26"><text:s/></text:span><text:span text:style-name="T4_27">o</text:span><text:span text:style-name="T4_28"><text:s/></text:span><text:span text:style-name="T4_29">poi</text:span><text:span text:style-name="T4_30"><text:s/></text:span><text:span text:style-name="T4_31">tutte</text:span><text:span text:style-name="T4_32"><text:s/></text:span><text:span text:style-name="T4_33">le</text:span><text:span text:style-name="T4_34"><text:s/></text:span><text:span text:style-name="T4_35">aziende</text:span><text:span text:style-name="T4_36"><text:s/></text:span><text:span text:style-name="T4_37">devono</text:span><text:span text:style-name="T4_38"><text:s/></text:span><text:span text:style-name="T4_39">affrontare</text:span><text:span text:style-name="T4_40">.<text:s/></text:span><text:span text:style-name="T4_41">Il</text:span><text:span text:style-name="T4_42"><text:s/></text:span><text:span text:style-name="T4_43">mondo</text:span><text:span text:style-name="T4_44"><text:s/></text:span><text:span text:style-name="T4_45">è</text:span><text:span text:style-name="T4_46"><text:s/></text:span><text:span text:style-name="T4_47">in</text:span><text:span text:style-name="T4_48"><text:s/></text:span><text:span text:style-name="T4_49">continua</text:span><text:span text:style-name="T4_50"><text:s/></text:span><text:span text:style-name="T4_51">evoluzione</text:span><text:span text:style-name="T4_52"><text:s/></text:span><text:span text:style-name="T4_53">e</text:span><text:span text:style-name="T4_54"><text:s/></text:span><text:span text:style-name="T4_55">il</text:span><text:span text:style-name="T4_56"><text:s/></text:span><text:span text:style-name="T4_57">documento</text:span><text:span text:style-name="T4_58"><text:s/></text:span><text:span text:style-name="T4_59">elettronico</text:span><text:span text:style-name="T4_60"><text:s/></text:span><text:span text:style-name="T4_61">sempre</text:span><text:span text:style-name="T4_62"><text:s/></text:span><text:span text:style-name="T4_63">più</text:span><text:span text:style-name="T4_64"><text:s/></text:span><text:span text:style-name="T4_65">sovrasta</text:span><text:span text:style-name="T4_66"><text:s/></text:span><text:span text:style-name="T4_67">il</text:span><text:span text:style-name="T4_68"><text:s/></text:span><text:span text:style-name="T4_69">documento</text:span><text:span text:style-name="T4_70"><text:s/></text:span><text:span text:style-name="T4_71">cartaceo</text:span><text:span text:style-name="T4_72"><text:s/></text:span><text:span text:style-name="T4_73">favorendo</text:span><text:span text:style-name="T4_74"><text:s/></text:span><text:span text:style-name="T4_75">maggior</text:span><text:span text:style-name="T4_76"><text:s/></text:span><text:span text:style-name="T4_77">numero</text:span><text:span text:style-name="T4_78"><text:s/></text:span><text:span text:style-name="T4_79">di</text:span><text:span text:style-name="T4_80"><text:s/></text:span><text:span text:style-name="T4_81">computer</text:span><text:span text:style-name="T4_82"><text:s/></text:span><text:span text:style-name="T4_83">e</text:span><text:span text:style-name="T4_84"><text:s/></text:span><text:span text:style-name="T4_85">software</text:span><text:span text:style-name="T4_86"><text:s/></text:span><text:span text:style-name="T4_87">e</text:span><text:span text:style-name="T4_88"><text:s/></text:span><text:span text:style-name="T4_89">minor</text:span><text:span text:style-name="T4_90"><text:s/></text:span><text:span text:style-name="T4_91">numero</text:span><text:span text:style-name="T4_92"><text:s/></text:span><text:span text:style-name="T4_93">di</text:span><text:span text:style-name="T4_94"><text:s/></text:span><text:span text:style-name="T4_95">persone</text:span><text:span text:style-name="T4_96"><text:s/></text:span><text:span text:style-name="T4_97">ad</text:span><text:span text:style-name="T4_98"><text:s/></text:span><text:span text:style-name="T4_99">occuparsi</text:span><text:span text:style-name="T4_100"><text:s/></text:span><text:span text:style-name="T4_101">della</text:span><text:span text:style-name="T4_102"><text:s/></text:span><text:span text:style-name="T4_103">parte</text:span><text:span text:style-name="T4_104"><text:s/></text:span><text:span text:style-name="T4_105">burocratica</text:span><text:span text:style-name="T4_106">.</text:span></text:p>
      <text:p text:style-name="P5"/>
      <text:list text:style-name="LS2" xml:id="list1">
        <text:list-item>
          <text:p text:style-name="P6"><text:span text:style-name="T6_1"><text:s/></text:span><text:span text:style-name="T6_2">Aspetti</text:span><text:span text:style-name="T6_3"><text:s/></text:span><text:span text:style-name="T6_4">sociali</text:span></text:p>
        </text:list-item>
      </text:list>
      <text:p text:style-name="P7"/>
      <text:list text:style-name="LS2" xml:id="list2" text:continue-list="list1">
        <text:list-item>
          <text:p text:style-name="P8"><text:span text:style-name="T8_1"><text:s/></text:span><text:span text:style-name="T8_2">Nuovi</text:span><text:span text:style-name="T8_3"><text:s/></text:span><text:span text:style-name="T8_4">posti</text:span><text:span text:style-name="T8_5"><text:s/></text:span><text:span text:style-name="T8_6">di</text:span><text:span text:style-name="T8_7"><text:s/></text:span><text:span text:style-name="T8_8">lavoro</text:span><text:span text:style-name="T8_9">?</text:span></text:p>
        </text:list-item>
      </text:list>
      <text:p text:style-name="P9"/>
      <text:list text:style-name="LS2" xml:id="list3" text:continue-list="list1">
        <text:list-item>
          <text:p text:style-name="P10"><text:span text:style-name="T10_1">Retribuzioni</text:span></text:p>
        </text:list-item>
      </text:list>
      <text:p text:style-name="P11"/>
      <text:list text:style-name="LS2" xml:id="list4" text:continue-list="list1">
        <text:list-item>
          <text:p text:style-name="P12"><text:span text:style-name="T12_1"><text:s/></text:span><text:span text:style-name="T12_2">Ore</text:span><text:span text:style-name="T12_3"><text:s/></text:span><text:span text:style-name="T12_4">lavorativ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pen Sans" svg:font-family="Open San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art-value="2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